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openrouter.ai/keys" text:style-name="Internet_20_link" text:visited-style-name="Visited_20_Internet_20_Link">https://openrouter.ai/keys</text:a></text:p>
      <text:p text:style-name="Standard"><text:a xlink:type="simple" xlink:href="mailto:andrea.sisofo@e-quipe.it" text:style-name="Internet_20_link" text:visited-style-name="Visited_20_Internet_20_Link">andrea.sisofo@e-quipe.it</text:a></text:p>
      <text:p text:style-name="Standard">E-quipe!</text:p>
      <text:p text:style-name="Standard">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</text:p>
      <text:p text:style-name="Standard"/>
      <text:p text:style-name="Standard">sk-83mQ9P3T6WRkham1Thm1HIWocRkGzhgvmG1cTjPS6vzpYyMe</text:p>
      <text:p text:style-name="Standard">api key kimi</text:p>
      <text:p text:style-name="Standard"/>
      <text:p text:style-name="Standard"/>
      <text:p text:style-name="Standard">https://supabase.com/dashboard/new/gpdfgzccvyugskrszvvg</text:p>
      <text:p text:style-name="Standard">E-quipe!123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</meta:initial-creator>
    <meta:creation-date>2026-02-03T19:00:07.23</meta:creation-date>
    <dc:date>2026-02-05T06:25:38.10</dc:date>
    <dc:creator>andrea </dc:creator>
    <meta:editing-duration>PT15H57M53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8" meta:word-count="10" meta:character-count="262"/>
  </office:meta>
</office:document-meta>
</file>